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HADDAD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Raouf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HADDAD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Raouf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>
            <text:p>99 Avenue Jean Jaurès</text:p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float" office:value="116229461">
            <text:p>116229461</text:p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/>
          <table:covered-table-cell/>
          <table:table-cell office:value-type="string" table:style-name="ce91">
            <text:p>BUREAU</text:p>
          </table:table-cell>
          <table:table-cell table:style-name="ce5"/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jOpenDocument/1.3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